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0861in"/>
    </style:style>
    <style:style style:name="Table1.B" style:family="table-column">
      <style:table-column-properties style:column-width="6.8389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loext:contextual-spacing="false"/>
    </style:style>
    <style:style style:name="P2" style:family="paragraph" style:parent-style-name="Table_20_Contents">
      <style:text-properties fo:font-size="2pt" style:font-size-asian="2pt" style:font-size-complex="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hbase.shell.noninteractive"/>15. HBase Shell in OS Scripts</text:h>
      <text:p text:style-name="Text_20_body">You can use the HBase shell from within operating system script interpreters like the Bash shell which is the default command interpreter for most Linux and UNIX distributions. The following guidelines use Bash syntax, but could be adjusted to work with C-style shells such as csh or tcsh, and could probably be modified to work with the Microsoft Windows script interpreter as well. Submissions are welcome.</text:p>
      <table:table table:name="Table1" table:style-name="Table1">
        <table:table-column table:style-name="Table1.A"/>
        <table:table-column table:style-name="Table1.B"/>
        <table:table-row>
          <table:table-cell table:style-name="Table1.A1" office:value-type="string">
            <text:p text:style-name="P2"/>
          </table:table-cell>
          <table:table-cell table:style-name="Table1.A1" office:value-type="string">
            <text:p text:style-name="Table_20_Contents">Spawning HBase Shell commands in this way is slow, so keep that in mind when you are deciding when combining HBase operations with the operating system command line is appropriate. </text:p>
          </table:table-cell>
        </table:table-row>
      </table:table>
      <text:p text:style-name="Text_20_body">Example 7. Passing Commands to the HBase Shell</text:p>
      <text:p text:style-name="Text_20_body">You can pass commands to the HBase Shell in non-interactive mode (see <text:a xlink:type="simple" xlink:href="http://hbase.apache.org/book.html#hbase.shell.noninteractive" text:style-name="Internet_20_link" text:visited-style-name="Visited_20_Internet_20_Link">hbase.shell.noninteractive</text:a>) using the <text:span text:style-name="Source_20_Text">echo</text:span> command and the <text:span text:style-name="Source_20_Text">|</text:span> (pipe) operator. Be sure to escape characters in the HBase commands which would otherwise be interpreted by the shell. Some debug-level output has been truncated from the example below.</text:p>
      <text:p text:style-name="Preformatted_20_Text"><text:span text:style-name="Source_20_Text">$ echo "describe 'test1'" | ./hbase shell -n</text:span></text:p>
      <text:p text:style-name="Preformatted_20_Text"/>
      <text:p text:style-name="Preformatted_20_Text"><text:span text:style-name="Source_20_Text">Version 0.98.3-hadoop2, rd5e65a9144e315bb0a964e7730871af32f5018d5, Sat May 31 19:56:09 PDT 2014</text:span></text:p>
      <text:p text:style-name="Preformatted_20_Text"/>
      <text:p text:style-name="Preformatted_20_Text"><text:span text:style-name="Source_20_Text">describe 'test1'</text:span></text:p>
      <text:p text:style-name="Preformatted_20_Text"/>
      <text:p text:style-name="Preformatted_20_Text"><text:span text:style-name="Source_20_Text">DESCRIPTION <text:s text:c="41"/>ENABLED</text:span></text:p>
      <text:p text:style-name="Preformatted_20_Text"><text:span text:style-name="Source_20_Text"><text:s/>'test1', {NAME =&gt; 'cf', DATA_BLOCK_ENCODING =&gt; 'NON true</text:span></text:p>
      <text:p text:style-name="Preformatted_20_Text"><text:span text:style-name="Source_20_Text"><text:s/>E', BLOOMFILTER =&gt; 'ROW', REPLICATION_SCOPE =&gt; '0',</text:span></text:p>
      <text:p text:style-name="Preformatted_20_Text"><text:span text:style-name="Source_20_Text"><text:s text:c="2"/>VERSIONS =&gt; '1', COMPRESSION =&gt; 'NONE', MIN_VERSIO</text:span></text:p>
      <text:p text:style-name="Preformatted_20_Text"><text:span text:style-name="Source_20_Text"><text:s/>NS =&gt; '0', TTL =&gt; 'FOREVER', KEEP_DELETED_CELLS =&gt;</text:span></text:p>
      <text:p text:style-name="Preformatted_20_Text"><text:span text:style-name="Source_20_Text"><text:s/>'false', BLOCKSIZE =&gt; '65536', IN_MEMORY =&gt; 'false'</text:span></text:p>
      <text:p text:style-name="Preformatted_20_Text"><text:span text:style-name="Source_20_Text"><text:s/>, BLOCKCACHE =&gt; 'true'}</text:span></text:p>
      <text:p text:style-name="P1"><text:span text:style-name="Source_20_Text">1 row(s) in 3.2410 seconds</text:span></text:p>
      <text:p text:style-name="Text_20_body">To suppress all output, echo it to <text:span text:style-name="Emphasis">/dev/null:</text:span></text:p>
      <text:p text:style-name="P1"><text:span text:style-name="Source_20_Text">$ echo "describe 'test'" | ./hbase shell -n &gt; /dev/null 2&gt;&amp;1</text:span></text:p>
      <text:p text:style-name="Text_20_body">Example 8. Checking the Result of a Scripted Command</text:p>
      <text:p text:style-name="Text_20_body">Since scripts are not designed to be run interactively, you need a way to check whether your command failed or succeeded. The HBase shell uses the standard convention of returning a value of <text:span text:style-name="Source_20_Text">0</text:span> for successful commands, and some non-zero value for failed commands. Bash stores a command’s return value in a special environment variable called <text:span text:style-name="Source_20_Text">$?</text:span>. Because that variable is overwritten each time the shell runs any command, you should store the result in a different, script-defined variable.</text:p>
      <text:p text:style-name="Text_20_body">This is a naive script that shows one way to store the return value and make a decision based upon it.</text:p>
      <text:p text:style-name="Preformatted_20_Text"><text:span text:style-name="Source_20_Text">#!/bin/bash</text:span></text:p>
      <text:p text:style-name="Preformatted_20_Text"/>
      <text:p text:style-name="Preformatted_20_Text"><text:span text:style-name="Source_20_Text">echo "describe 'test'" | ./hbase shell -n &gt; /dev/null 2&gt;&amp;1</text:span></text:p>
      <text:p text:style-name="Preformatted_20_Text"><text:span text:style-name="Source_20_Text">status=$?</text:span></text:p>
      <text:p text:style-name="Preformatted_20_Text"><text:soft-page-break/><text:span text:style-name="Source_20_Text">echo "The status was " $status</text:span></text:p>
      <text:p text:style-name="Preformatted_20_Text"><text:span text:style-name="Source_20_Text">if ($status == 0); then</text:span></text:p>
      <text:p text:style-name="Preformatted_20_Text"><text:span text:style-name="Source_20_Text"><text:s text:c="4"/>echo "The command succeeded"</text:span></text:p>
      <text:p text:style-name="Preformatted_20_Text"><text:span text:style-name="Source_20_Text">else</text:span></text:p>
      <text:p text:style-name="Preformatted_20_Text"><text:span text:style-name="Source_20_Text"><text:s text:c="4"/>echo "The command may have failed."</text:span></text:p>
      <text:p text:style-name="Preformatted_20_Text"><text:span text:style-name="Source_20_Text">fi</text:span></text:p>
      <text:p text:style-name="P1"><text:span text:style-name="Source_20_Text">return $status</text:span></text:p>
      <text:h text:style-name="Heading_20_3" text:outline-level="3"><text:bookmark text:name="_checking_for_success_or_failure_in_scripts"/>15.1. Checking for Success or Failure In Scripts</text:h>
      <text:p text:style-name="Text_20_body">Getting an exit code of <text:span text:style-name="Source_20_Text">0</text:span> means that the command you scripted definitely succeeded. However, getting a non-zero exit code does not necessarily mean the command failed. The command could have succeeded, but the client lost connectivity, or some other event obscured its success. This is because RPC commands are stateless. The only way to be sure of the status of an operation is to check. For instance, if your script creates a table, but returns a non-zero exit value, you should check whether the table was actually created before trying again to create it.</text:p>
      <text:p text:style-name="Text_20_body"/>
      <text:h text:style-name="Heading_20_2" text:outline-level="2"><text:bookmark text:name="_read_hbase_shell_commands_from_a_command_file"/>16. Read HBase Shell Commands from a Command File</text:h>
      <text:p text:style-name="Text_20_body">You can enter HBase Shell commands into a text file, one command per line, and pass that file to the HBase Shell.</text:p>
      <text:p text:style-name="Text_20_body">Example 9. Example Command File</text:p>
      <text:p text:style-name="Preformatted_20_Text">create 'test', 'cf'</text:p>
      <text:p text:style-name="Preformatted_20_Text">list 'test'</text:p>
      <text:p text:style-name="Preformatted_20_Text">put 'test', 'row1', 'cf:a', 'value1'</text:p>
      <text:p text:style-name="Preformatted_20_Text">put 'test', 'row2', 'cf:b', 'value2'</text:p>
      <text:p text:style-name="Preformatted_20_Text">put 'test', 'row3', 'cf:c', 'value3'</text:p>
      <text:p text:style-name="Preformatted_20_Text">put 'test', 'row4', 'cf:d', 'value4'</text:p>
      <text:p text:style-name="Preformatted_20_Text">scan 'test'</text:p>
      <text:p text:style-name="Preformatted_20_Text">get 'test', 'row1'</text:p>
      <text:p text:style-name="Preformatted_20_Text">disable 'test'</text:p>
      <text:p text:style-name="P1">enable 'test'</text:p>
      <text:p text:style-name="Text_20_body">Example 10. Directing HBase Shell to Execute the Commands</text:p>
      <text:p text:style-name="Text_20_body">Pass the path to the command file as the only argument to the <text:span text:style-name="Source_20_Text">hbase shell</text:span> command. Each command is executed and its output is shown. If you do not include the <text:span text:style-name="Source_20_Text">exit</text:span> command in your script, you are returned to the HBase shell prompt. There is no way to programmatically check each individual command for success or failure. Also, though you see the output for each command, the commands themselves are not echoed to the screen so it can be difficult to line up the command with its output.</text:p>
      <text:p text:style-name="Preformatted_20_Text"><text:span text:style-name="Source_20_Text">$ ./hbase shell ./sample_commands.txt</text:span></text:p>
      <text:p text:style-name="Preformatted_20_Text"><text:span text:style-name="Source_20_Text">0 row(s) in 3.4170 seconds</text:span></text:p>
      <text:p text:style-name="Preformatted_20_Text"/>
      <text:p text:style-name="Preformatted_20_Text"><text:span text:style-name="Source_20_Text">TABLE</text:span></text:p>
      <text:p text:style-name="Preformatted_20_Text"><text:span text:style-name="Source_20_Text">test</text:span></text:p>
      <text:p text:style-name="Preformatted_20_Text"><text:span text:style-name="Source_20_Text">1 row(s) in 0.0590 seconds</text:span></text:p>
      <text:p text:style-name="Preformatted_20_Text"/>
      <text:p text:style-name="Preformatted_20_Text"><text:soft-page-break/><text:span text:style-name="Source_20_Text">0 row(s) in 0.1540 seconds</text:span></text:p>
      <text:p text:style-name="Preformatted_20_Text"/>
      <text:p text:style-name="Preformatted_20_Text"><text:span text:style-name="Source_20_Text">0 row(s) in 0.0080 seconds</text:span></text:p>
      <text:p text:style-name="Preformatted_20_Text"/>
      <text:p text:style-name="Preformatted_20_Text"><text:span text:style-name="Source_20_Text">0 row(s) in 0.0060 seconds</text:span></text:p>
      <text:p text:style-name="Preformatted_20_Text"/>
      <text:p text:style-name="Preformatted_20_Text"><text:span text:style-name="Source_20_Text">0 row(s) in 0.0060 seconds</text:span></text:p>
      <text:p text:style-name="Preformatted_20_Text"/>
      <text:p text:style-name="Preformatted_20_Text"><text:span text:style-name="Source_20_Text">ROW <text:s text:c="18"/>COLUMN+CELL</text:span></text:p>
      <text:p text:style-name="Preformatted_20_Text"><text:span text:style-name="Source_20_Text"><text:s/>row1 <text:s text:c="16"/>column=cf:a, timestamp=1407130286968, value=value1</text:span></text:p>
      <text:p text:style-name="Preformatted_20_Text"><text:span text:style-name="Source_20_Text"><text:s/>row2 <text:s text:c="16"/>column=cf:b, timestamp=1407130286997, value=value2</text:span></text:p>
      <text:p text:style-name="Preformatted_20_Text"><text:span text:style-name="Source_20_Text"><text:s/>row3 <text:s text:c="16"/>column=cf:c, timestamp=1407130287007, value=value3</text:span></text:p>
      <text:p text:style-name="Preformatted_20_Text"><text:span text:style-name="Source_20_Text"><text:s/>row4 <text:s text:c="16"/>column=cf:d, timestamp=1407130287015, value=value4</text:span></text:p>
      <text:p text:style-name="Preformatted_20_Text"><text:span text:style-name="Source_20_Text">4 row(s) in 0.0420 seconds</text:span></text:p>
      <text:p text:style-name="Preformatted_20_Text"/>
      <text:p text:style-name="Preformatted_20_Text"><text:span text:style-name="Source_20_Text">COLUMN <text:s text:c="15"/>CELL</text:span></text:p>
      <text:p text:style-name="Preformatted_20_Text"><text:span text:style-name="Source_20_Text"><text:s/>cf:a <text:s text:c="16"/>timestamp=1407130286968, value=value1</text:span></text:p>
      <text:p text:style-name="Preformatted_20_Text"><text:span text:style-name="Source_20_Text">1 row(s) in 0.0110 seconds</text:span></text:p>
      <text:p text:style-name="Preformatted_20_Text"/>
      <text:p text:style-name="Preformatted_20_Text"><text:span text:style-name="Source_20_Text">0 row(s) in 1.5630 seconds</text:span></text:p>
      <text:p text:style-name="Preformatted_20_Text"/>
      <text:p text:style-name="P1"><text:span text:style-name="Source_20_Text">0 row(s) in 0.4360 second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21:36:39.540205934</meta:creation-date>
    <dc:date>2017-09-24T21:48:21.564547434</dc:date>
    <meta:editing-duration>PT11M42S</meta:editing-duration>
    <meta:editing-cycles>1</meta:editing-cycles>
    <meta:document-statistic meta:table-count="1" meta:image-count="0" meta:object-count="0" meta:page-count="3" meta:paragraph-count="68" meta:word-count="741" meta:character-count="4764" meta:non-whitespace-character-count="3916"/>
    <meta:generator>LibreOffice/5.3.1.2$Linux_X86_64 LibreOffice_project/30m0$Build-2</meta:generator>
  </office:meta>
</office:document-meta>
</file>